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Mono L'" style:font-family-generic="modern" style:font-pitch="fixed"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10pt" style:font-size-asian="10pt" style:font-size-complex="10pt"/>
    </style:style>
    <style:style style:name="T1" style:family="text">
      <style:text-properties fo:font-family="'Nimbus Mono L'" style:font-family-generic="modern" style:font-pitch="fixed" fo:font-size="12pt" style:font-size-asian="12pt" style:font-size-complex="12pt"/>
    </style:style>
    <style:style style:name="T2" style:family="text">
      <style:text-properties fo:font-family="'Nimbus Mono L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175cm" svg:height="1.27cm" svg:x="7.985cm" svg:y="2.27cm">
          <text:p text:style-name="P1"><text:span text:style-name="T1">SnmpXmlGate</text:span></text:p>
          <draw:enhanced-geometry svg:viewBox="0 0 21600 21600" draw:path-stretchpoint-x="10800" draw:path-stretchpoint-y="10800" draw:text-areas="?f3 ?f4 ?f5 ?f6" draw:type="round-rectangle" draw:modifiers="3627.39438467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4cm" svg:height="1.27cm" svg:x="11.16cm" svg:y="5.445cm">
          <text:p text:style-name="P3"><text:span text:style-name="T1">Xml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175cm" svg:height="1.27cm" svg:x="4.81cm" svg:y="5.445cm">
          <text:p text:style-name="P1"><text:span text:style-name="T1">Snmp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4cm" svg:height="1.27cm" svg:x="3.54cm" svg:y="7.985cm">
          <text:p text:style-name="P3"><text:span text:style-name="T1">Mib2X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s" svg:x1="9.572cm" svg:y1="3.54cm" svg:x2="6.397cm" svg:y2="5.445cm" draw:start-shape="id1" draw:start-glue-point="2" draw:end-shape="id2" draw:end-glue-point="0" svg:d="m9572 3540v500l-3175 905v500">
          <text:p/>
        </draw:connector>
        <draw:connector draw:style-name="gr2" draw:text-style-name="P4" draw:layer="layout" draw:type="lines" svg:x1="9.572cm" svg:y1="3.54cm" svg:x2="12.43cm" svg:y2="5.445cm" draw:start-shape="id1" draw:start-glue-point="2" draw:end-shape="id3" draw:end-glue-point="0" svg:d="m9572 3540v500l2858 905v500">
          <text:p/>
        </draw:connector>
        <draw:connector draw:style-name="gr2" draw:text-style-name="P4" draw:layer="layout" draw:type="lines" svg:x1="6.397cm" svg:y1="6.715cm" svg:x2="4.81cm" svg:y2="7.985cm" draw:start-shape="id2" draw:start-glue-point="2" draw:end-shape="id4" draw:end-glue-point="0" svg:d="m6397 6715v500l-1587 270v500">
          <text:p/>
        </draw:connector>
        <draw:line draw:style-name="gr2" draw:text-style-name="P4" draw:layer="layout" svg:x1="8.62cm" svg:y1="6.08cm" svg:x2="10.525cm" svg:y2="6.08cm">
          <text:p/>
        </draw:line>
        <draw:line draw:style-name="gr3" draw:text-style-name="P4" draw:layer="layout" svg:x1="8.62cm" svg:y1="6.715cm" svg:x2="10.525cm" svg:y2="6.715cm">
          <text:p/>
        </draw:line>
        <draw:frame draw:style-name="gr4" draw:layer="layout" svg:width="0.502cm" svg:height="0.962cm" svg:x="7.35cm" svg:y="7.228cm">
          <draw:text-box>
            <text:p/>
          </draw:text-box>
        </draw:frame>
        <draw:frame draw:style-name="gr5" draw:text-style-name="P5" draw:layer="layout" svg:width="3.175cm" svg:height="1.27cm" svg:x="7.985cm" svg:y="4.81cm">
          <draw:text-box>
            <text:p text:style-name="P5"><text:span text:style-name="T2">Datová komunikace</text:span></text:p>
          </draw:text-box>
        </draw:frame>
        <draw:custom-shape draw:style-name="gr6" draw:text-style-name="P5" draw:layer="layout" svg:width="1.27cm" svg:height="1.27cm" svg:x="2.905cm" svg:y="10.525cm">
          <text:p text:style-name="P5"><text:span text:style-name="T2">MI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5" draw:layer="layout" svg:width="1.27cm" svg:height="1.27cm" svg:x="5.445cm" svg:y="10.525cm">
          <text:p text:style-name="P5"><text:span text:style-name="T2">XS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4" draw:layer="layout" svg:x1="3.54cm" svg:y1="10.525cm" svg:x2="4.175cm" svg:y2="9.255cm">
          <text:p/>
        </draw:line>
        <draw:line draw:style-name="gr2" draw:text-style-name="P4" draw:layer="layout" svg:x1="5.445cm" svg:y1="9.255cm" svg:x2="6.08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2:58:08</meta:creation-date>
    <dc:date>2009-04-21T13:49:12</dc:date>
    <meta:editing-cycles>1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